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f41d2" officeooo:paragraph-rsid="001f41d2"/>
    </style:style>
    <style:style style:name="P2" style:family="paragraph" style:parent-style-name="Standard">
      <style:text-properties officeooo:paragraph-rsid="001f41d2"/>
    </style:style>
    <style:style style:name="P3" style:family="paragraph" style:parent-style-name="Standard">
      <style:text-properties fo:font-weight="bold" officeooo:rsid="001f41d2" officeooo:paragraph-rsid="001f41d2" style:font-weight-asian="bold" style:font-weight-complex="bold"/>
    </style:style>
    <style:style style:name="T1" style:family="text">
      <style:text-properties officeooo:rsid="001f41d2"/>
    </style:style>
    <style:style style:name="T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officeooo:rsid="001f41d2" fo:background-color="#1f1f1f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1d2" style:font-weight-asian="bold" style:font-weight-complex="bold"/>
    </style:style>
    <style:style style:name="T6" style:family="text">
      <style:text-properties fo:font-weight="normal" officeooo:rsid="001f41d2" style:font-weight-asian="normal" style:font-weight-complex="normal"/>
    </style:style>
    <style:style style:name="T7" style:family="text">
      <style:text-properties fo:color="#000000" loext:opacity="100%" style:font-name="Liberation Serif" fo:font-size="12pt" fo:font-weight="normal" officeooo:rsid="001f41d2" fo:background-color="transparent" loext:char-shading-value="0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yer animation;</text:p>
      <text:p text:style-name="P1"/>
      <text:p text:style-name="P1">=get icon size – 30</text:p>
      <text:p text:style-name="P1">=load spritesheet, make adjustments – 45;46</text:p>
      <text:p text:style-name="P1">=create animation list - So ir bilde ar visma animacijam, kas ir basically virkne ar bildem, kuras nekada veida netiek atdalitas.</text:p>
      <text:p text:style-name="P1"/>
      <text:p text:style-name="P1">Lai pareizi izdaritu animations ir jazin cik katra animacija gara, tapec izveido listu ar animaciju garumiem, ar kuras palidzibu varam sakartot animacijas grupas. - animation_steps[]</text:p>
      <text:p text:style-name="P1"/>
      <text:p text:style-name="P1">talak, kad zinam animaciju garumus, varam tas atdalit un veidot animaciju grupas konkretai darbibai, tapec izmantojam informaciju no animation_steps[] un extractojam mineto frame daudzumu kuru pievieno temp listam, to listu pec tam pievieno animation_list[]. Beigas veidojas situacija, kad frame grupas ir apvientotas animation_list(reffered to as <text:span text:style-name="T4">action</text:span>). Piemeram, animation_list[0] bus visas bildes prieks staigasanas pa labi, animatio_list[1] bus visas bildes prieks staigasanas pa kreisi utt. Tada veida mums ir pieeja specifiskam animacijam, kas ir daudz parocigak neka pieeja visam uzreiz.</text:p>
      <text:p text:style-name="P3">animation_list ir 2d masivs </text:p>
      <text:p text:style-name="P1"/>
      <text:p text:style-name="P1">=initalise game – runno create_animation_list()</text:p>
      <text:p text:style-name="P2"><text:span text:style-name="T1">=update animation – tiek izmantots cikls ar izveidoto animaton list, tiek inkrimentets frame mainigais ik pec animation_cooldown, kad frame ir lielaks par animacijas garumu(aka bilzu skaitu) tas tiek resetets uz 0(animacija runno no sakuma). Sis nozime, ka vienlaikcigi var tikt izpildita viena <text:s/>veida animacija(reffered to as </text:span><text:span text:style-name="T5">action</text:span><text:span text:style-name="T1">). Sis tiek veikts lidz </text:span><text:span text:style-name="T3">animation_completed </text:span><text:span text:style-name="T1"><text:s/>klust patiess</text:span></text:p>
      <text:p text:style-name="P1"/>
      <text:p text:style-name="P2"><text:span text:style-name="T1">=draw_elements – "lime" bildes uz player hitboxa. Also pirma vieta, kur tiek izmantots animation_list full potential ar </text:span><text:span text:style-name="T2">animation_list[action][frame]</text:span><text:span text:style-name="T1"> </text:span></text:p>
      <text:p text:style-name="P2"/>
      <text:p text:style-name="P2"><text:span text:style-name="T5">action</text:span><text:span text:style-name="T6">, kas nosaka kada animacijas grupa jarada tiek izmantots visur, kur nepieciesams specificet/mainit animacijas darbibu. Piemeram move_icon(); </text:span><text:span text:style-name="T7">handle_arrows_R(); handle_arrows_L(); handle_arrows_UP(); handle_arrows_DOWN(); handle_arrows_all() ka ari nedzaudz zem main game loop, kur i death animation, kas prolly nestrada atm.</text:span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L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2:09:51.482235869</meta:creation-date>
    <dc:date>2024-10-12T22:38:51.545062117</dc:date>
    <meta:editing-duration>PT10H29M1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12" meta:word-count="251" meta:character-count="1933" meta:non-whitespace-character-count="1683"/>
  </office:meta>
</office:document-meta>
</file>